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16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28f2b0" officeooo:paragraph-rsid="004b710b" style:font-size-asian="12pt" style:font-weight-asian="normal" style:font-size-complex="12pt" style:font-weight-complex="normal"/>
    </style:style>
    <style:style style:name="P19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text-properties style:font-name="Liberation Sans" fo:font-size="12pt" fo:font-weight="normal" officeooo:rsid="0050728e" officeooo:paragraph-rsid="0050728e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33c144" officeooo:paragraph-rsid="0033c144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24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55cd77" officeooo:paragraph-rsid="0055cd77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55cd77" officeooo:paragraph-rsid="0034c560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officeooo:rsid="0056d8fe" officeooo:paragraph-rsid="0056d8fe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weight="normal" officeooo:rsid="0050728e" officeooo:paragraph-rsid="0050728e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50216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21b051" fo:background-color="transparent" loext:char-shading-value="0" style:font-weight-asian="bold" style:font-weight-complex="bold"/>
    </style:style>
    <style:style style:name="T9" style:family="text">
      <style:text-properties officeooo:rsid="003912ca"/>
    </style:style>
    <style:style style:name="T10" style:family="text">
      <style:text-properties officeooo:rsid="004aeaa9"/>
    </style:style>
    <style:style style:name="T11" style:family="text">
      <style:text-properties officeooo:rsid="002ae730"/>
    </style:style>
    <style:style style:name="T12" style:family="text">
      <style:text-properties officeooo:rsid="0055cd77"/>
    </style:style>
    <style:style style:name="T13" style:family="text">
      <style:text-properties officeooo:rsid="00259b04"/>
    </style:style>
    <style:style style:name="T14" style:family="text">
      <style:text-properties officeooo:rsid="00220ae6"/>
    </style:style>
    <style:style style:name="T15" style:family="text">
      <style:text-properties officeooo:rsid="0035801a"/>
    </style:style>
    <style:style style:name="T16" style:family="text">
      <style:text-properties officeooo:rsid="00502163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50728e" fo:background-color="transparent" loext:char-shading-value="0" style:font-weight-asian="normal" style:font-weight-complex="normal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50728e" fo:background-color="transparent" loext:char-shading-value="0"/>
    </style:style>
    <style:style style:name="T21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731091111600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</text:span><text:span text:style-name="T5">16</text:span></text:p>
          </table:table-cell>
          <table:covered-table-cell/>
        </table:table-row>
        <table:table-row table:style-name="TableLine94731091227504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731091334480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731091335120">
          <table:table-cell table:style-name="Tabela1.A8" office:value-type="string">
            <text:p text:style-name="P32">Descrição</text:p>
          </table:table-cell>
          <table:table-cell table:style-name="Tabela1.B8" office:value-type="string">
            <text:p text:style-name="P7"><text:span text:style-name="T15">Cadastrar </text:span><text:span text:style-name="T16">fornecedor</text:span></text:p>
          </table:table-cell>
        </table:table-row>
        <table:table-row table:style-name="TableLine94731091335760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0">Exibir os dados cadastrados <text:span text:style-name="T9">no próprio formulário.</text:span></text:p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28"/>
            <text:p text:style-name="P28">Campos pessoal<text:span text:style-name="T10"> básicos</text:span></text:p>
            <text:p text:style-name="P29">TEXTO - Nome</text:p>
            <text:p text:style-name="P3"><text:span text:style-name="T19">TEXTO - </text:span><text:span text:style-name="T20">CNPJ</text:span></text:p>
            <text:p text:style-name="P29"/>
            <text:p text:style-name="P28">Campos de endereço</text:p>
            <text:p text:style-name="P29">TEXTO - Cep</text:p>
            <text:p text:style-name="P29">TEXTO - Rua</text:p>
            <text:p text:style-name="P29">TEXTO - Quadra</text:p>
            <text:p text:style-name="P29">TEXTO - Lote</text:p>
            <text:p text:style-name="P29">TEXTO - Número</text:p>
            <text:p text:style-name="P29">TEXTO - Bairro</text:p>
            <text:p text:style-name="P29">TEXTO - Cidade</text:p>
            <text:p text:style-name="P3"><text:span text:style-name="T21">SELETOR</text:span> - UF</text:p>
            <text:p text:style-name="P29">TEXTO - Complemento</text:p>
            <text:p text:style-name="P29"/>
            <text:p text:style-name="P28">Campos de contato</text:p>
            <text:p text:style-name="P29">TEXTO - Telefone</text:p>
            <text:p text:style-name="P30">TEXTO - E-mail</text:p>
            <text:p text:style-name="P31">TEXTO - Contato</text:p>
            <text:p text:style-name="P29"/>
          </table:table-cell>
        </table:table-row>
        <table:table-row table:style-name="TableLine94731091339024">
          <table:table-cell table:style-name="Tabela1.A8" office:value-type="string">
            <text:p text:style-name="P12">Prioridade</text:p>
          </table:table-cell>
          <table:table-cell table:style-name="Tabela1.B8" office:value-type="string">
            <text:p text:style-name="P12">Essencial</text:p>
          </table:table-cell>
        </table:table-row>
        <table:table-row table:style-name="TableLine94731091339712">
          <table:table-cell table:style-name="Tabela1.A9" table:number-columns-spanned="2" office:value-type="string">
            <text:p text:style-name="P33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3">Fluxo principal</text:p>
          </table:table-cell>
          <table:table-cell table:style-name="Tabela1.B12" office:value-type="string">
            <text:p text:style-name="P14"/>
            <text:list xml:id="list1830900965" text:style-name="L1">
              <text:list-item>
                <text:p text:style-name="P15"><text:span text:style-name="T13">Preencher</text:span><text:span text:style-name="T14"> </text:span><text:span text:style-name="T13">os dados</text:span></text:p>
              </text:list-item>
              <text:list-item>
                <text:p text:style-name="P16"><text:span text:style-name="T11">Clicar em s</text:span>alvar</text:p>
              </text:list-item>
            </text:list>
            <text:p text:style-name="P17"/>
          </table:table-cell>
        </table:table-row>
        <table:table-row table:style-name="Tabela1.11">
          <table:table-cell table:style-name="Tabela1.A12" office:value-type="string">
            <text:p text:style-name="P13">Fluxo secundário</text:p>
          </table:table-cell>
          <table:table-cell table:style-name="Tabela1.B12" office:value-type="string">
            <text:p text:style-name="P14"/>
            <text:p text:style-name="P18">Preencher dados obrigatórios</text:p>
            <text:p text:style-name="P14"/>
            <text:list xml:id="list4290227094" text:style-name="L2">
              <text:list-item>
                <text:p text:style-name="P19">Nome</text:p>
              </text:list-item>
              <text:list-item>
                <text:p text:style-name="P20">CNPJ</text:p>
                <text:p text:style-name="P19"/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22"/>
            <text:p text:style-name="P23">Regras</text:p>
            <text:p text:style-name="P23"/>
            <text:list xml:id="list3992415089" text:style-name="L3">
              <text:list-item>
                <text:p text:style-name="P24">Não permitir mais de um cadastro com o mesmo CNPJ.</text:p>
              </text:list-item>
            </text:list>
            <text:p text:style-name="P25"/>
          </table:table-cell>
        </table:table-row>
        <table:table-row table:style-name="TableLine94731091343360">
          <table:table-cell table:style-name="Tabela1.A13" office:value-type="string">
            <text:p text:style-name="P26">Revisão</text:p>
          </table:table-cell>
          <table:table-cell table:style-name="Tabela1.B13" office:value-type="string">
            <text:p text:style-name="P1">08/09/2022</text:p>
          </table:table-cell>
        </table:table-row>
        <text:soft-page-break/>
        <table:table-row table:style-name="TableLine94731091344960">
          <table:table-cell table:style-name="Tabela1.A14" office:value-type="string">
            <text:p text:style-name="P13">Versão</text:p>
          </table:table-cell>
          <table:table-cell table:style-name="Tabela1.B14" office:value-type="string">
            <text:p text:style-name="P27"><text:span text:style-name="T12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56M59S</meta:editing-duration>
    <meta:editing-cycles>69</meta:editing-cycles>
    <meta:generator>LibreOffice/6.4.7.2$Linux_X86_64 LibreOffice_project/40$Build-2</meta:generator>
    <dc:date>2022-09-08T11:00:06.859241683</dc:date>
    <meta:document-statistic meta:table-count="1" meta:image-count="0" meta:object-count="0" meta:page-count="2" meta:paragraph-count="44" meta:word-count="118" meta:character-count="663" meta:non-whitespace-character-count="594"/>
  </office:meta>
</office:document-meta>
</file>